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494000003544E9823DA.png"/>
  <manifest:file-entry manifest:media-type="image/png" manifest:full-path="Pictures/100000000000029A0000019433BAC6A9.png"/>
  <manifest:file-entry manifest:media-type="image/png" manifest:full-path="Pictures/10000000000005DA000005C0D8EC4543.png"/>
  <manifest:file-entry manifest:media-type="image/png" manifest:full-path="Pictures/100002010000044C0000026B1C7EC5A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fill="gradient" draw:fill-color="#cfe7f5" draw:fill-gradient-name="Gray_20_Gradient_20_1" draw:opacity="15%" draw:textarea-vertical-align="middle" draw:shadow-opacity="15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999cm" svg:height="10.941cm" svg:x="0.001cm" svg:y="0.059cm">
          <draw:image xlink:href="Pictures/100002010000044C0000026B1C7EC5AA.png" xlink:type="simple" xlink:show="embed" xlink:actuate="onLoad">
            <text:p/>
          </draw:image>
        </draw:frame>
        <draw:frame draw:style-name="gr2" draw:text-style-name="P1" draw:layer="layout" svg:width="2.653cm" svg:height="3.684cm" svg:x="2.21cm" svg:y="5.447cm">
          <draw:image xlink:href="Pictures/10000000000005DA000005C0D8EC4543.png" xlink:type="simple" xlink:show="embed" xlink:actuate="onLoad">
            <text:p/>
          </draw:image>
        </draw:frame>
        <draw:frame draw:style-name="gr1" draw:text-style-name="P1" draw:layer="layout" svg:width="2.652cm" svg:height="3.684cm" svg:x="7.295cm" svg:y="2.274cm">
          <draw:image xlink:href="Pictures/10000000000005DA000005C0D8EC4543.png" xlink:type="simple" xlink:show="embed" xlink:actuate="onLoad">
            <text:p/>
          </draw:image>
        </draw:frame>
        <draw:frame draw:style-name="gr1" draw:text-style-name="P1" draw:layer="layout" svg:width="3.726cm" svg:height="2.267cm" svg:x="11.716cm" svg:y="4.525cm">
          <draw:image xlink:href="Pictures/100000000000029A0000019433BAC6A9.png" xlink:type="simple" xlink:show="embed" xlink:actuate="onLoad">
            <text:p/>
          </draw:image>
        </draw:frame>
        <draw:line draw:style-name="gr3" draw:text-style-name="P1" draw:layer="layout" svg:x1="7.074cm" svg:y1="8.619cm" svg:x2="3.758cm" svg:y2="7.391cm">
          <text:p/>
        </draw:line>
        <draw:line draw:style-name="gr3" draw:text-style-name="P1" draw:layer="layout" svg:x1="8.731cm" svg:y1="7.289cm" svg:x2="8.51cm" svg:y2="4.321cm">
          <text:p/>
        </draw:line>
        <draw:line draw:style-name="gr3" draw:text-style-name="P1" draw:layer="layout" svg:x1="9.174cm" svg:y1="8.824cm" svg:x2="3.759cm" svg:y2="7.392cm">
          <text:p/>
        </draw:line>
        <draw:line draw:style-name="gr3" draw:text-style-name="P1" draw:layer="layout" svg:x1="11.274cm" svg:y1="8.824cm" svg:x2="3.76cm" svg:y2="7.383cm">
          <text:p/>
        </draw:line>
        <draw:line draw:style-name="gr3" draw:text-style-name="P1" draw:layer="layout" svg:x1="13.042cm" svg:y1="8.619cm" svg:x2="3.761cm" svg:y2="7.355cm">
          <text:p/>
        </draw:line>
        <draw:line draw:style-name="gr3" draw:text-style-name="P1" draw:layer="layout" svg:x1="10.61cm" svg:y1="7.494cm" svg:x2="8.621cm" svg:y2="4.321cm">
          <text:p/>
        </draw:line>
        <draw:line draw:style-name="gr3" draw:text-style-name="P1" draw:layer="layout" svg:x1="7.295cm" svg:y1="6.47cm" svg:x2="8.622cm" svg:y2="4.322cm">
          <text:p/>
        </draw:line>
        <draw:line draw:style-name="gr3" draw:text-style-name="P1" draw:layer="layout" svg:x1="11.716cm" svg:y1="7.084cm" svg:x2="8.622cm" svg:y2="4.323cm">
          <text:p/>
        </draw:line>
        <draw:line draw:style-name="gr3" draw:text-style-name="P1" draw:layer="layout" svg:x1="6.189cm" svg:y1="6.266cm" svg:x2="8.623cm" svg:y2="4.324cm">
          <text:p/>
        </draw:line>
        <draw:line draw:style-name="gr3" draw:text-style-name="P1" draw:layer="layout" svg:x1="5.747cm" svg:y1="6.675cm" svg:x2="3.868cm" svg:y2="7.289cm">
          <text:p/>
        </draw:line>
        <draw:frame draw:style-name="gr1" draw:text-style-name="P1" draw:layer="layout" svg:width="3.648cm" svg:height="2.662cm" svg:x="16.026cm" svg:y="4.832cm">
          <draw:image xlink:href="Pictures/1000000000000494000003544E9823DA.png" xlink:type="simple" xlink:show="embed" xlink:actuate="onLoad">
            <text:p/>
          </draw:image>
        </draw:frame>
        <draw:line draw:style-name="gr3" draw:text-style-name="P2" draw:layer="layout" svg:x1="13.705cm" svg:y1="7.8cm" svg:x2="13.926cm" svg:y2="6.777cm">
          <text:p/>
        </draw:line>
        <draw:line draw:style-name="gr3" draw:text-style-name="P2" draw:layer="layout" svg:x1="14.479cm" svg:y1="8.005cm" svg:x2="13.94cm" svg:y2="6.778cm">
          <text:p/>
        </draw:line>
        <draw:line draw:style-name="gr3" draw:text-style-name="P2" draw:layer="layout" svg:x1="14.148cm" svg:y1="8.619cm" svg:x2="13.941cm" svg:y2="6.779cm">
          <text:p/>
        </draw:line>
        <draw:line draw:style-name="gr3" draw:text-style-name="P2" draw:layer="layout" svg:x1="15.474cm" svg:y1="8.517cm" svg:x2="14.479cm" svg:y2="6.777cm">
          <text:p/>
        </draw:line>
        <draw:line draw:style-name="gr3" draw:text-style-name="P2" draw:layer="layout" svg:x1="15.584cm" svg:y1="8.108cm" svg:x2="14.48cm" svg:y2="6.778cm">
          <text:p/>
        </draw:line>
        <draw:line draw:style-name="gr3" draw:text-style-name="P2" draw:layer="layout" svg:x1="14.81cm" svg:y1="8.107cm" svg:x2="14.481cm" svg:y2="6.779cm">
          <text:p/>
        </draw:line>
        <draw:line draw:style-name="gr3" draw:text-style-name="P2" draw:layer="layout" svg:x1="16.358cm" svg:y1="8.108cm" svg:x2="17.574cm" svg:y2="6.47cm">
          <text:p/>
        </draw:line>
        <draw:line draw:style-name="gr3" draw:text-style-name="P2" draw:layer="layout" svg:x1="16.579cm" svg:y1="8.312cm" svg:x2="17.574cm" svg:y2="6.471cm">
          <text:p/>
        </draw:line>
        <draw:line draw:style-name="gr3" draw:text-style-name="P2" draw:layer="layout" svg:x1="16.026cm" svg:y1="8.926cm" svg:x2="17.573cm" svg:y2="6.472cm">
          <text:p/>
        </draw:line>
        <draw:line draw:style-name="gr3" draw:text-style-name="P2" draw:layer="layout" svg:x1="16.579cm" svg:y1="8.722cm" svg:x2="17.574cm" svg:y2="6.473cm">
          <text:p/>
        </draw:line>
        <draw:line draw:style-name="gr3" draw:text-style-name="P2" draw:layer="layout" svg:x1="16.911cm" svg:y1="8.312cm" svg:x2="17.574cm" svg:y2="6.474cm">
          <text:p/>
        </draw:line>
        <draw:rect draw:style-name="gr4" draw:text-style-name="P2" draw:layer="layout" svg:width="0.6cm" svg:height="2.6cm" svg:x="20.4cm" svg:y="0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3-27T23:08:48</dc:date>
    <dc:creator>sergio peignier</dc:creator>
    <meta:document-statistic meta:object-count="27"/>
    <meta:generator>OpenOffice/4.1.1$Unix OpenOffice.org_project/411m6$Build-9775</meta:generator>
  </office:meta>
</office:document-meta>
</file>